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317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6" calcext:value-type="float">
            <text:p>0.6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0 kWh</text:p>
          </table:table-cell>
          <table:table-cell office:value-type="float" office:value="729.55" calcext:value-type="float">
            <text:p>729.55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4.29" calcext:value-type="float">
            <text:p>4.29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85.34" calcext:value-type="float">
            <text:p>-385.34</text:p>
          </table:table-cell>
          <table:table-cell office:value-type="string" calcext:value-type="string">
            <text:p>T-0</text:p>
          </table:table-cell>
          <table:table-cell office:value-type="float" office:value="433.57" calcext:value-type="float">
            <text:p>433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39.97" calcext:value-type="float">
            <text:p>39.97</text:p>
          </table:table-cell>
          <table:table-cell office:value-type="string" calcext:value-type="string">
            <text:p>130 kWh</text:p>
          </table:table-cell>
          <table:table-cell office:value-type="float" office:value="726.9" calcext:value-type="float">
            <text:p>726.9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4.27" calcext:value-type="float">
            <text:p>4.2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83.93" calcext:value-type="float">
            <text:p>-383.93</text:p>
          </table:table-cell>
          <table:table-cell office:value-type="string" calcext:value-type="string">
            <text:p>T-0</text:p>
          </table:table-cell>
          <table:table-cell office:value-type="float" office:value="431.39" calcext:value-type="float">
            <text:p>431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46" calcext:value-type="float">
            <text:p>0.4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3 kWh</text:p>
          </table:table-cell>
          <table:table-cell office:value-type="float" office:value="823.75" calcext:value-type="float">
            <text:p>823.75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4.72" calcext:value-type="float">
            <text:p>4.72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35.1" calcext:value-type="float">
            <text:p>-435.1</text:p>
          </table:table-cell>
          <table:table-cell office:value-type="string" calcext:value-type="string">
            <text:p>T-0</text:p>
          </table:table-cell>
          <table:table-cell office:value-type="float" office:value="477.64" calcext:value-type="float">
            <text:p>477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9 kWh</text:p>
          </table:table-cell>
          <table:table-cell office:value-type="float" office:value="865.97" calcext:value-type="float">
            <text:p>865.97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4.92" calcext:value-type="float">
            <text:p>4.9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57.39" calcext:value-type="float">
            <text:p>-457.39</text:p>
          </table:table-cell>
          <table:table-cell office:value-type="string" calcext:value-type="string">
            <text:p>T-0</text:p>
          </table:table-cell>
          <table:table-cell office:value-type="float" office:value="496.96" calcext:value-type="float">
            <text:p>496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52" calcext:value-type="float">
            <text:p>1.52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9 kWh</text:p>
          </table:table-cell>
          <table:table-cell office:value-type="float" office:value="786.39" calcext:value-type="float">
            <text:p>786.39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15.35" calcext:value-type="float">
            <text:p>-415.35</text:p>
          </table:table-cell>
          <table:table-cell office:value-type="string" calcext:value-type="string">
            <text:p>T-0</text:p>
          </table:table-cell>
          <table:table-cell office:value-type="float" office:value="460.23" calcext:value-type="float">
            <text:p>460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98" calcext:value-type="float">
            <text:p>1.98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3 kWh</text:p>
          </table:table-cell>
          <table:table-cell office:value-type="float" office:value="585.86" calcext:value-type="float">
            <text:p>585.86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3.59" calcext:value-type="float">
            <text:p>3.5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09.44" calcext:value-type="float">
            <text:p>-309.44</text:p>
          </table:table-cell>
          <table:table-cell office:value-type="string" calcext:value-type="string">
            <text:p>T-0</text:p>
          </table:table-cell>
          <table:table-cell office:value-type="float" office:value="364.78" calcext:value-type="float">
            <text:p>364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14" calcext:value-type="float">
            <text:p>2.14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1 kWh</text:p>
          </table:table-cell>
          <table:table-cell office:value-type="float" office:value="719.52" calcext:value-type="float">
            <text:p>719.52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4.22" calcext:value-type="float">
            <text:p>4.22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80.04" calcext:value-type="float">
            <text:p>-380.04</text:p>
          </table:table-cell>
          <table:table-cell office:value-type="string" calcext:value-type="string">
            <text:p>T-0</text:p>
          </table:table-cell>
          <table:table-cell office:value-type="float" office:value="428.29" calcext:value-type="float">
            <text:p>428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41 kWh</text:p>
          </table:table-cell>
          <table:table-cell office:value-type="float" office:value="791.72" calcext:value-type="float">
            <text:p>791.72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4.56" calcext:value-type="float">
            <text:p>4.5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18.15" calcext:value-type="float">
            <text:p>-418.15</text:p>
          </table:table-cell>
          <table:table-cell office:value-type="string" calcext:value-type="string">
            <text:p>T-0</text:p>
          </table:table-cell>
          <table:table-cell office:value-type="float" office:value="460.24" calcext:value-type="float">
            <text:p>460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4 kWh</text:p>
          </table:table-cell>
          <table:table-cell office:value-type="float" office:value="651.39" calcext:value-type="float">
            <text:p>651.39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3.9" calcext:value-type="float">
            <text:p>3.9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43.6" calcext:value-type="float">
            <text:p>-343.6</text:p>
          </table:table-cell>
          <table:table-cell office:value-type="string" calcext:value-type="string">
            <text:p>T-0</text:p>
          </table:table-cell>
          <table:table-cell office:value-type="float" office:value="393.46" calcext:value-type="float">
            <text:p>393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62 kWh</text:p>
          </table:table-cell>
          <table:table-cell office:value-type="float" office:value="916.54" calcext:value-type="float">
            <text:p>916.54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10.79" calcext:value-type="float">
            <text:p>10.7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9.8" calcext:value-type="float">
            <text:p>108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54 kWh</text:p>
          </table:table-cell>
          <table:table-cell office:value-type="float" office:value="857.86" calcext:value-type="float">
            <text:p>857.86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29.85" calcext:value-type="float">
            <text:p>1029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4 kWh</text:p>
          </table:table-cell>
          <table:table-cell office:value-type="float" office:value="711.52" calcext:value-type="float">
            <text:p>711.52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4.17" calcext:value-type="float">
            <text:p>4.17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75.09" calcext:value-type="float">
            <text:p>-375.09</text:p>
          </table:table-cell>
          <table:table-cell office:value-type="string" calcext:value-type="string">
            <text:p>T-0</text:p>
          </table:table-cell>
          <table:table-cell office:value-type="float" office:value="421.38" calcext:value-type="float">
            <text:p>421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3:47:00.600000000</meta:creation-date>
    <dc:date>2018-03-27T04:30:31.065000000</dc:date>
    <meta:editing-duration>PT47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